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libri" svg:font-family="Calibri, sans-serif"/>
    <style:font-face style:name="Tahoma1" svg:font-family="Tahoma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3">
      <style:text-properties officeooo:rsid="00107528" officeooo:paragraph-rsid="00107528"/>
    </style:style>
    <style:style style:name="P2" style:family="paragraph" style:parent-style-name="Text_20_body">
      <style:text-properties fo:language="de" fo:country="DE" officeooo:rsid="00107528" officeooo:paragraph-rsid="00107528"/>
    </style:style>
    <style:style style:name="P3" style:family="paragraph" style:parent-style-name="Text_20_body" style:list-style-name="L1">
      <style:text-properties fo:language="de" fo:country="DE" officeooo:rsid="00107528" officeooo:paragraph-rsid="00107528"/>
    </style:style>
    <style:style style:name="P4" style:family="paragraph" style:parent-style-name="Text_20_body">
      <style:text-properties style:text-line-through-style="none" style:text-line-through-type="none" style:font-name="Arial2" fo:language="de" fo:country="DE" style:text-underline-style="none" fo:font-weight="bold" officeooo:rsid="0013799f" officeooo:paragraph-rsid="00139ddd" style:font-weight-asian="bold" style:font-weight-complex="bold"/>
    </style:style>
    <style:style style:name="P5" style:family="paragraph" style:parent-style-name="Text_20_body" style:list-style-name="L3">
      <style:text-properties officeooo:paragraph-rsid="0013799f"/>
    </style:style>
    <style:style style:name="P6" style:family="paragraph" style:parent-style-name="Text_20_body" style:list-style-name="L3">
      <style:text-properties officeooo:rsid="001116b4" officeooo:paragraph-rsid="001116b4"/>
    </style:style>
    <style:style style:name="P7" style:family="paragraph" style:parent-style-name="Text_20_body" style:list-style-name="L6">
      <style:text-properties officeooo:rsid="001116b4" officeooo:paragraph-rsid="001116b4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7">
      <style:text-properties officeooo:paragraph-rsid="00120b9f"/>
    </style:style>
    <style:style style:name="P11" style:family="paragraph" style:parent-style-name="Text_20_body" style:list-style-name="L7">
      <style:text-properties officeooo:paragraph-rsid="0013799f"/>
    </style:style>
    <style:style style:name="P12" style:family="paragraph" style:parent-style-name="Text_20_body" style:list-style-name="L10">
      <style:text-properties officeooo:paragraph-rsid="0013799f"/>
    </style:style>
    <style:style style:name="P13" style:family="paragraph" style:parent-style-name="Text_20_body">
      <style:text-properties style:font-name="Arial2" fo:language="de" fo:country="DE" officeooo:paragraph-rsid="0013799f"/>
    </style:style>
    <style:style style:name="P14" style:family="paragraph" style:parent-style-name="Text_20_body">
      <style:text-properties style:font-name="Arial2" fo:language="de" fo:country="DE" fo:font-weight="bold" officeooo:paragraph-rsid="0013799f" style:font-weight-asian="bold" style:font-weight-complex="bold"/>
    </style:style>
    <style:style style:name="P15" style:family="paragraph" style:parent-style-name="Text_20_body">
      <style:text-properties style:font-name="Arial2" fo:language="de" fo:country="DE" style:text-underline-style="none" fo:font-weight="bold" officeooo:paragraph-rsid="00139ddd" style:font-weight-asian="bold" style:font-weight-complex="bold"/>
    </style:style>
    <style:style style:name="P16" style:family="paragraph" style:parent-style-name="Text_20_body">
      <style:text-properties style:font-name="Arial2" fo:language="de" fo:country="DE" officeooo:paragraph-rsid="00139ddd"/>
    </style:style>
    <style:style style:name="P17" style:family="paragraph" style:list-style-name="L7"/>
    <style:style style:name="P18" style:family="paragraph" style:list-style-name="L7">
      <style:text-properties fo:language="de" fo:country="DE"/>
    </style:style>
    <style:style style:name="P19" style:family="paragraph" style:list-style-name="L10"/>
    <style:style style:name="P20" style:family="paragraph" style:parent-style-name="Header">
      <style:text-properties fo:language="de" fo:country="DE" officeooo:rsid="00107528" officeooo:paragraph-rsid="00120b9f"/>
    </style:style>
    <style:style style:name="P21" style:family="paragraph" style:parent-style-name="Title">
      <style:text-properties fo:language="de" fo:country="DE"/>
    </style:style>
    <style:style style:name="P22" style:family="paragraph" style:parent-style-name="Subtitle">
      <style:text-properties fo:language="de" fo:country="DE" officeooo:rsid="00107528" officeooo:paragraph-rsid="00107528"/>
    </style:style>
    <style:style style:name="P23" style:family="paragraph" style:parent-style-name="Heading_20_3">
      <style:paragraph-properties fo:text-align="center" style:justify-single-word="false"/>
      <style:text-properties officeooo:paragraph-rsid="00139dd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107528"/>
    </style:style>
    <style:style style:name="T4" style:family="text">
      <style:text-properties fo:language="de" fo:country="DE" officeooo:rsid="001116b4"/>
    </style:style>
    <style:style style:name="T5" style:family="text">
      <style:text-properties fo:language="de" fo:country="DE" officeooo:rsid="0013799f"/>
    </style:style>
    <style:style style:name="T6" style:family="text">
      <style:text-properties fo:language="de" fo:country="DE" officeooo:rsid="00139ddd"/>
    </style:style>
    <style:style style:name="T7" style:family="text">
      <style:text-properties fo:language="de" fo:country="DE" officeooo:rsid="0015394c"/>
    </style:style>
    <style:style style:name="T8" style:family="text">
      <style:text-properties officeooo:rsid="001116b4"/>
    </style:style>
    <style:style style:name="T9" style:family="text">
      <style:text-properties officeooo:rsid="00120b9f"/>
    </style:style>
    <style:style style:name="T10" style:family="text">
      <style:text-properties officeooo:rsid="0013799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39ddd"/>
    </style:style>
    <style:style style:name="T13" style:family="text">
      <style:text-properties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5394c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ooManyShortcuts</text:p>
      <text:p text:style-name="P22">Handout</text:p>
      <text:p text:style-name="P2"/>
      <text:h text:style-name="Heading_20_2" text:outline-level="2">Was verbirgt sich hinter TooManyShortcuts?</text:h>
      <text:list xml:id="list1815067190600923927" text:style-name="L1">
        <text:list-item>
          <text:p text:style-name="P3">Ein einfach zu bedienender Shortcut Manager</text:p>
        </text:list-item>
        <text:list-item>
          <text:p text:style-name="P3">Basiererd auf Windows Forms </text:p>
        </text:list-item>
        <text:list-item>
          <text:p text:style-name="P3">Läuft mit .Net Framework 3.5</text:p>
        </text:list-item>
        <text:list-item>
          <text:p text:style-name="P3">Wurde als Hintergrundanwendung konzipiert </text:p>
        </text:list-item>
      </text:list>
      <text:h text:style-name="Heading_20_2" text:outline-level="2">Welche Ziele haben wir verfolgt?</text:h>
      <text:list xml:id="list8812523533694732841" text:style-name="L3">
        <text:list-item>
          <text:p text:style-name="P5"><text:span text:style-name="T3">Global erreichbarer </text:span><text:span text:style-name="T5">Aufruf selbstgeschriebener </text:span><text:span text:style-name="T3">Shortcut</text:span><text:span text:style-name="T7">s</text:span></text:p>
        </text:list-item>
        <text:list-item>
          <text:p text:style-name="P5"><text:span text:style-name="T3">Einfaches Verwalten der Shortcuts in einer Übersichtlichen Anwendung</text:span></text:p>
        </text:list-item>
        <text:list-item>
          <text:p text:style-name="P1"><text:span text:style-name="T2">Die Möglichkeit Shortcuts über Shorthands </text:span><text:span text:style-name="T4">(Shortcut wird </text:span><text:span text:style-name="T5">mittels</text:span><text:span text:style-name="T4"> Kürzel gestartet)</text:span><text:span text:style-name="T2"> aufrufen zu können <text:s/></text:span></text:p>
        </text:list-item>
        <text:list-item>
          <text:p text:style-name="P6"><text:span text:style-name="T2">Einen Automatischen Programmstart beim Hochfahren </text:span></text:p>
        </text:list-item>
      </text:list>
      <text:h text:style-name="Heading_20_2" text:outline-level="2">Unsere Wunschziele </text:h>
      <text:list xml:id="list5113070066678676625" text:style-name="L6">
        <text:list-item>
          <text:p text:style-name="P8">Shortcuts <text:span text:style-name="T12">einfach </text:span>per Drag &amp; Drop <text:span text:style-name="T8">anlegbar </text:span></text:p>
        </text:list-item>
        <text:list-item>
          <text:p text:style-name="P8">Doppelte Tastenbelegung <text:span text:style-name="T8">der Shortcuts</text:span> verhindern</text:p>
        </text:list-item>
        <text:list-item>
          <text:p text:style-name="P8"><text:span text:style-name="T8">Ausführung der gesamten Anwendung </text:span>in eigenem Thread</text:p>
        </text:list-item>
        <text:list-item>
          <text:p text:style-name="P7">Die Möglichkeit TooMAnyShortcuts auf Linux auszuführen </text:p>
        </text:list-item>
      </text:list>
      <text:h text:style-name="Heading_20_2" text:outline-level="2">Ablauf des Entwicklungsprozesses</text:h>
      <text:list xml:id="list809129516951106927" text:style-name="L7">
        <text:list-item>
          <text:p text:style-name="P9"><text:span text:style-name="T2">Einbindung KeyboardHook</text:span> </text:p>
        </text:list-item>
        <text:list-item>
          <text:p text:style-name="P9"><text:span text:style-name="T2">Benutzeroberfläche erstellt</text:span> </text:p>
        </text:list-item>
        <text:list-item>
          <text:p text:style-name="P9"><text:span text:style-name="T2">Benutzeroberfläche befüllt</text:span> </text:p>
        </text:list-item>
        <text:list-item>
          <text:p text:style-name="P9"><text:span text:style-name="T2">Events für die Oberfläche generiert</text:span></text:p>
        </text:list-item>
        <text:list-item>
          <text:p text:style-name="P9"><text:span text:style-name="T2">XML Schema erstellt</text:span> <text:s/></text:p>
        </text:list-item>
        <text:list-item>
          <text:p text:style-name="P9"><text:span text:style-name="T2">XML Serializer</text:span> <text:span text:style-name="T2">und Deserializer</text:span> <text:span text:style-name="T2">erstellt</text:span> </text:p>
        </text:list-item>
        <text:list-item>
          <text:p text:style-name="P10"><text:span text:style-name="T2">Suche hinzugefügt</text:span> <text:line-break/></text:p>
        </text:list-item>
      </text:list>
      <text:h text:style-name="Heading_20_2" text:outline-level="2"><text:soft-page-break/>Ablauf des Entwicklungsprozesses</text:h>
      <text:list xml:id="list33050343524821" text:continue-numbering="true" text:style-name="L7">
        <text:list-item>
          <text:p text:style-name="P9">“<text:span text:style-name="T2">Errorprovider</text:span>“ <text:span text:style-name="T2">hinzugefügt</text:span> </text:p>
        </text:list-item>
        <text:list-item>
          <text:p text:style-name="P9"><text:span text:style-name="T2">Automatischer Start (Registry)</text:span> </text:p>
        </text:list-item>
        <text:list-item>
          <text:p text:style-name="P9"><text:span text:style-name="T2">Programm läuft im Systemtray</text:span> </text:p>
        </text:list-item>
        <text:list-item>
          <text:p>Extra Icons für Bilder, Musik, etc</text:p>
        </text:list-item>
        <text:list-item>
          <text:p>Keine Verwendung von normalisierten Shortcuts</text:p>
        </text:list-item>
        <text:list-item>
          <text:p text:style-name="P11"><text:span text:style-name="T2">Drag &amp; Drop</text:span> </text:p>
        </text:list-item>
      </text:list>
      <text:h text:style-name="Heading_20_2" text:outline-level="2"><text:span text:style-name="T2">Unser Fazit</text:span> </text:h>
      <text:list xml:id="list2571872408977059548" text:style-name="L10">
        <text:list-item>
          <text:p><text:span text:style-name="T5">Das Ansprechen und arbeiten mit der </text:span><text:span text:style-name="T2">Windows API </text:span><text:span text:style-name="T5">erwies sich als </text:span><text:span text:style-name="T2">sehr komplex</text:span> </text:p>
        </text:list-item>
        <text:list-item>
          <text:p><text:span text:style-name="T2">Windows Forms </text:span><text:span text:style-name="T5">bietet nur sehr beschränkte Möglichkeiten eigene Vorstellungen <text:s text:c="2"/></text:span><text:span text:style-name="T2"><text:s/></text:span><text:span text:style-name="T5">in die Realität umzusetzen </text:span><text:s/></text:p>
        </text:list-item>
        <text:list-item>
          <text:p text:style-name="P12"><text:span text:style-name="T2">Xml</text:span> <text:span text:style-name="T2">einfach mit Vorplanung</text:span> </text:p>
        </text:list-item>
      </text:list>
      <text:h text:style-name="Heading_20_2" text:outline-level="2">Fragen ???</text:h>
      <text:p text:style-name="Text_20_body"><text:span text:style-name="T2">Bei weiteren Fragen </text:span><text:span text:style-name="T5">wenden Sie sich </text:span><text:span text:style-name="T2">bitte an:</text:span>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4">Louis Mehring </text:p>
          </table:table-cell>
          <table:table-cell table:style-name="Tabelle1.B1" office:value-type="string">
            <text:p text:style-name="P4">Tom Rosenberger</text:p>
          </table:table-cell>
        </table:table-row>
        <table:table-row>
          <table:table-cell table:style-name="Tabelle1.A4" office:value-type="string">
            <text:p text:style-name="P13"><text:a xlink:type="simple" xlink:href="mailto:louis.mehring@web.de" text:style-name="Internet_20_link" text:visited-style-name="Visited_20_Internet_20_Link"><text:span text:style-name="T10">l</text:span></text:a><text:a xlink:type="simple" xlink:href="mailto:louis.mehring@web.de" text:style-name="Internet_20_link" text:visited-style-name="Visited_20_Internet_20_Link">ouis.mehring@web.d</text:a><text:a xlink:type="simple" xlink:href="mailto:louis.mehring@web.de" text:style-name="Internet_20_link" text:visited-style-name="Visited_20_Internet_20_Link"><text:span text:style-name="T12">e</text:span></text:a><text:span text:style-name="T12"> </text:span><text:s/></text:p>
          </table:table-cell>
          <table:table-cell table:style-name="Tabelle1.B4" office:value-type="string">
            <text:p text:style-name="P13"><text:a xlink:type="simple" xlink:href="mailto:tom.rosenberger@outlook.de" text:style-name="Internet_20_link" text:visited-style-name="Visited_20_Internet_20_Link">tom.rosenberger@outlook.de</text:a> <text:s/></text:p>
          </table:table-cell>
        </table:table-row>
        <table:table-row>
          <table:table-cell table:style-name="Tabelle1.A3" office:value-type="string">
            <text:p text:style-name="P14">Max Rill</text:p>
          </table:table-cell>
          <table:table-cell table:style-name="Tabelle1.B3" office:value-type="string">
            <text:p text:style-name="P15"><text:s text:c="2"/><text:span text:style-name="T10">Marcel Winterer</text:span></text:p>
          </table:table-cell>
        </table:table-row>
        <table:table-row>
          <table:table-cell table:style-name="Tabelle1.A4" office:value-type="string">
            <text:p text:style-name="P13"><text:a xlink:type="simple" xlink:href="mailto:maxrill@gmx.de" text:style-name="Internet_20_link" text:visited-style-name="Visited_20_Internet_20_Link">maxrill@gmx.de</text:a> </text:p>
          </table:table-cell>
          <table:table-cell table:style-name="Tabelle1.B4" office:value-type="string">
            <text:p text:style-name="P16"><text:a xlink:type="simple" xlink:href="mailto:marcel-winterer@web.de" text:style-name="Internet_20_link" text:visited-style-name="Visited_20_Internet_20_Link">marcel-winterer@web.de</text:a> </text:p>
          </table:table-cell>
        </table:table-row>
      </table:table>
      <text:p text:style-name="Text_20_body"/>
      <text:h text:style-name="P23" text:outline-level="3"/>
      <text:h text:style-name="P23" text:outline-level="3">Vielen Dank für Ihre Aufmerksamke<text:span text:style-name="T12">it!!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libri" svg:font-family="Calibri, sans-serif"/>
    <style:font-face style:name="Tahoma1" svg:font-family="Tahoma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  <style:text-properties style:font-name="Arial2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499cm" fo:margin-bottom="0.101cm" loext:contextual-spacing="false" fo:text-indent="-0.76cm" style:auto-text-indent="false" style:page-number="auto">
        <style:tab-stops/>
      </style:paragraph-properties>
      <style:text-properties fo:font-size="14pt" fo:font-weight="bold" fo:background-color="transparent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 officeooo:rsid="00107528" officeooo:paragraph-rsid="00120b9f"/>
    </style:style>
    <style:style style:name="MT1" style:family="text">
      <style:text-properties fo:font-size="12pt" fo:font-weight="normal" officeooo:rsid="0015394c" style:font-size-asian="12pt" style:font-weight-asian="normal" style:font-size-complex="12pt" style:font-weight-complex="normal"/>
    </style:style>
    <style:style style:name="MT2" style:family="text">
      <style:text-properties fo:font-size="12pt" fo:font-weight="normal" style:font-size-asian="12pt" style:font-weight-asian="normal" style:font-size-complex="12pt" style:font-weight-complex="normal"/>
    </style:style>
    <style:style style:name="MT3" style:family="text">
      <style:text-properties officeooo:rsid="00120b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</text:span><text:span text:style-name="MT2">ooManyShortcuts</text:span><text:tab/><text:tab/><text:span text:style-name="MT3">12.05.2016</text:span></text:p>
        <text:p text:style-name="MP1">L.Mehring, M.Rill, T. Rosenberger, M. Winterer</text:p>
      </style:header>
      <style:footer>
        <text:p text:style-name="Footer"><text:tab/><text:tab/><text:page-number text:select-page="current">2</text:page-number> <text:span text:style-name="MT3">Von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7S</meta:editing-duration>
    <meta:editing-cycles>4</meta:editing-cycles>
    <meta:generator>LibreOffice/5.0.5.2$Windows_x86 LibreOffice_project/55b006a02d247b5f7215fc6ea0fde844b30035b3</meta:generator>
    <dc:date>2016-05-12T03:28:59.779000000</dc:date>
    <meta:document-statistic meta:table-count="1" meta:image-count="0" meta:object-count="0" meta:page-count="2" meta:paragraph-count="50" meta:word-count="237" meta:character-count="1738" meta:non-whitespace-character-count="1539"/>
    <meta:user-defined meta:name="Info 1"/>
    <meta:user-defined meta:name="Info 2"/>
    <meta:user-defined meta:name="Info 3"/>
    <meta:user-defined meta:name="Info 4"/>
  </office:meta>
</office:document-meta>
</file>